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B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B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5" style:family="table-cell">
      <style:table-cell-properties fo:background-color="#e6e6ff" fo:padding="0.97mm" fo:border="none">
        <style:background-image/>
      </style:table-cell-properties>
    </style:style>
    <style:style style:name="Table2.B5" style:family="table-cell">
      <style:table-cell-properties fo:background-color="#e6e6ff" fo:padding="0.97mm" fo:border="non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B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B3" style:family="table-cell">
      <style:table-cell-properties fo:background-color="#e6e6ff" fo:padding="0.97mm" fo:border="none">
        <style:background-image/>
      </style:table-cell-properties>
    </style:style>
    <style:style style:name="Table43.A4" style:family="table-cell">
      <style:table-cell-properties fo:background-color="transparent" fo:padding="0.97mm" fo:border="none">
        <style:background-image/>
      </style:table-cell-properties>
    </style:style>
    <style:style style:name="Table43.B4" style:family="table-cell">
      <style:table-cell-properties fo:background-color="transparent" fo:padding="0.97mm" fo:border="none">
        <style:background-image/>
      </style:table-cell-properties>
    </style:style>
    <style:style style:name="Table43.A5" style:family="table-cell">
      <style:table-cell-properties fo:background-color="#e6e6ff" fo:padding="0.97mm" fo:border="none">
        <style:background-image/>
      </style:table-cell-properties>
    </style:style>
    <style:style style:name="Table43.B5" style:family="table-cell">
      <style:table-cell-properties fo:background-color="#e6e6ff" fo:padding="0.97mm" fo:border="none">
        <style:background-image/>
      </style:table-cell-properties>
    </style:style>
    <style:style style:name="Table43.A6" style:family="table-cell">
      <style:table-cell-properties fo:background-color="transparent" fo:padding="0.97mm" fo:border="none">
        <style:background-image/>
      </style:table-cell-properties>
    </style:style>
    <style:style style:name="Table43.B6" style:family="table-cell">
      <style:table-cell-properties fo:background-color="transparent" fo:padding="0.97mm" fo:border="none">
        <style:background-image/>
      </style:table-cell-properties>
    </style:style>
    <style:style style:name="Table43.A7" style:family="table-cell">
      <style:table-cell-properties fo:background-color="#e6e6ff" fo:padding="0.97mm" fo:border="none">
        <style:background-image/>
      </style:table-cell-properties>
    </style:style>
    <style:style style:name="Table43.B7" style:family="table-cell">
      <style:table-cell-properties fo:background-color="#e6e6ff" fo:padding="0.97mm" fo:border="none">
        <style:background-image/>
      </style:table-cell-properties>
    </style:style>
    <style:style style:name="Table43.A8" style:family="table-cell">
      <style:table-cell-properties fo:background-color="transparent" fo:padding="0.97mm" fo:border="none">
        <style:background-image/>
      </style:table-cell-properties>
    </style:style>
    <style:style style:name="Table43.B8" style:family="table-cell">
      <style:table-cell-properties fo:background-color="transparent" fo:padding="0.97mm" fo:border="none">
        <style:background-image/>
      </style:table-cell-properties>
    </style:style>
    <style:style style:name="Table43.A9" style:family="table-cell">
      <style:table-cell-properties fo:background-color="#e6e6ff" fo:padding="0.97mm" fo:border="none">
        <style:background-image/>
      </style:table-cell-properties>
    </style:style>
    <style:style style:name="Table43.B9" style:family="table-cell">
      <style:table-cell-properties fo:background-color="#e6e6ff" fo:padding="0.97mm" fo:border="none">
        <style:background-image/>
      </style:table-cell-properties>
    </style:style>
    <style:style style:name="Table43.A10" style:family="table-cell">
      <style:table-cell-properties fo:background-color="transparent" fo:padding="0.97mm" fo:border="none">
        <style:background-image/>
      </style:table-cell-properties>
    </style:style>
    <style:style style:name="Table43.B10" style:family="table-cell">
      <style:table-cell-properties fo:background-color="transparent" fo:padding="0.97mm" fo:border="none">
        <style:background-image/>
      </style:table-cell-properties>
    </style:style>
    <style:style style:name="Table43.A11" style:family="table-cell">
      <style:table-cell-properties fo:background-color="#e6e6ff" fo:padding="0.97mm" fo:border="none">
        <style:background-image/>
      </style:table-cell-properties>
    </style:style>
    <style:style style:name="Table43.B11" style:family="table-cell">
      <style:table-cell-properties fo:background-color="#e6e6ff" fo:padding="0.97mm" fo:border="none">
        <style:background-image/>
      </style:table-cell-properties>
    </style:style>
    <style:style style:name="Table43.A12" style:family="table-cell">
      <style:table-cell-properties fo:background-color="transparent" fo:padding="0.97mm" fo:border="none">
        <style:background-image/>
      </style:table-cell-properties>
    </style:style>
    <style:style style:name="Table43.B12" style:family="table-cell">
      <style:table-cell-properties fo:background-color="transparent" fo:padding="0.97mm" fo:border="none">
        <style:background-image/>
      </style:table-cell-properties>
    </style:style>
    <style:style style:name="Table43.A13" style:family="table-cell">
      <style:table-cell-properties fo:background-color="#e6e6ff" fo:padding="0.97mm" fo:border="none">
        <style:background-image/>
      </style:table-cell-properties>
    </style:style>
    <style:style style:name="Table43.B13" style:family="table-cell">
      <style:table-cell-properties fo:background-color="#e6e6ff" fo:padding="0.97mm" fo:border="none">
        <style:background-image/>
      </style:table-cell-properties>
    </style:style>
    <style:style style:name="Table43.A14" style:family="table-cell">
      <style:table-cell-properties fo:background-color="transparent" fo:padding="0.97mm" fo:border="none">
        <style:background-image/>
      </style:table-cell-properties>
    </style:style>
    <style:style style:name="Table43.B14" style:family="table-cell">
      <style:table-cell-properties fo:background-color="transparent" fo:padding="0.97mm" fo:border="none">
        <style:background-image/>
      </style:table-cell-properties>
    </style:style>
    <style:style style:name="Table43.A15" style:family="table-cell">
      <style:table-cell-properties fo:background-color="#e6e6ff" fo:padding="0.97mm" fo:border="none">
        <style:background-image/>
      </style:table-cell-properties>
    </style:style>
    <style:style style:name="Table43.B15" style:family="table-cell">
      <style:table-cell-properties fo:background-color="#e6e6ff" fo:padding="0.97mm" fo:border="none">
        <style:background-image/>
      </style:table-cell-properties>
    </style:style>
    <style:style style:name="Table43.A16" style:family="table-cell">
      <style:table-cell-properties fo:background-color="transparent" fo:padding="0.97mm" fo:border="none">
        <style:background-image/>
      </style:table-cell-properties>
    </style:style>
    <style:style style:name="Table43.B16" style:family="table-cell">
      <style:table-cell-properties fo:background-color="transparent" fo:padding="0.97mm" fo:border="none">
        <style:background-image/>
      </style:table-cell-properties>
    </style:style>
    <style:style style:name="Table43.A17" style:family="table-cell">
      <style:table-cell-properties fo:background-color="#e6e6ff" fo:padding="0.97mm" fo:border="none">
        <style:background-image/>
      </style:table-cell-properties>
    </style:style>
    <style:style style:name="Table43.B17" style:family="table-cell">
      <style:table-cell-properties fo:background-color="#e6e6ff" fo:padding="0.97mm" fo:border="none">
        <style:background-image/>
      </style:table-cell-properties>
    </style:style>
    <style:style style:name="Table43.A18" style:family="table-cell">
      <style:table-cell-properties fo:background-color="transparent" fo:padding="0.97mm" fo:border="none">
        <style:background-image/>
      </style:table-cell-properties>
    </style:style>
    <style:style style:name="Table43.B18" style:family="table-cell">
      <style:table-cell-properties fo:background-color="transparent" fo:padding="0.97mm" fo:border="none">
        <style:background-image/>
      </style:table-cell-properties>
    </style:style>
    <style:style style:name="Table43.A19" style:family="table-cell">
      <style:table-cell-properties fo:background-color="#e6e6ff" fo:padding="0.97mm" fo:border="none">
        <style:background-image/>
      </style:table-cell-properties>
    </style:style>
    <style:style style:name="Table43.B19" style:family="table-cell">
      <style:table-cell-properties fo:background-color="#e6e6ff" fo:padding="0.97mm" fo:border="none">
        <style:background-image/>
      </style:table-cell-properties>
    </style:style>
    <style:style style:name="Table43.A20" style:family="table-cell">
      <style:table-cell-properties fo:background-color="transparent" fo:padding="0.97mm" fo:border="none">
        <style:background-image/>
      </style:table-cell-properties>
    </style:style>
    <style:style style:name="Table43.B20" style:family="table-cell">
      <style:table-cell-properties fo:background-color="transparent" fo:padding="0.97mm" fo:border="none">
        <style:background-image/>
      </style:table-cell-properties>
    </style:style>
    <style:style style:name="Table43.A21" style:family="table-cell">
      <style:table-cell-properties fo:background-color="#e6e6ff" fo:padding="0.97mm" fo:border="none">
        <style:background-image/>
      </style:table-cell-properties>
    </style:style>
    <style:style style:name="Table43.B21" style:family="table-cell">
      <style:table-cell-properties fo:background-color="#e6e6ff" fo:padding="0.97mm" fo:border="none">
        <style:background-image/>
      </style:table-cell-properties>
    </style:style>
    <style:style style:name="Table43.A22" style:family="table-cell">
      <style:table-cell-properties fo:background-color="transparent" fo:padding="0.97mm" fo:border="none">
        <style:background-image/>
      </style:table-cell-properties>
    </style:style>
    <style:style style:name="Table43.B22" style:family="table-cell">
      <style:table-cell-properties fo:background-color="transparent" fo:padding="0.97mm" fo:border="none">
        <style:background-image/>
      </style:table-cell-properties>
    </style:style>
    <style:style style:name="Table43.A23" style:family="table-cell">
      <style:table-cell-properties fo:background-color="#e6e6ff" fo:padding="0.97mm" fo:border="none">
        <style:background-image/>
      </style:table-cell-properties>
    </style:style>
    <style:style style:name="Table43.B23" style:family="table-cell">
      <style:table-cell-properties fo:background-color="#e6e6ff" fo:padding="0.97mm" fo:border="none">
        <style:background-image/>
      </style:table-cell-properties>
    </style:style>
    <style:style style:name="Table43.A24" style:family="table-cell">
      <style:table-cell-properties fo:background-color="transparent" fo:padding="0.97mm" fo:border="none">
        <style:background-image/>
      </style:table-cell-properties>
    </style:style>
    <style:style style:name="Table43.B24" style:family="table-cell">
      <style:table-cell-properties fo:background-color="transparent" fo:padding="0.97mm" fo:border="none">
        <style:background-image/>
      </style:table-cell-properties>
    </style:style>
    <style:style style:name="Table43.A25" style:family="table-cell">
      <style:table-cell-properties fo:background-color="#e6e6ff" fo:padding="0.97mm" fo:border="none">
        <style:background-image/>
      </style:table-cell-properties>
    </style:style>
    <style:style style:name="Table43.B25" style:family="table-cell">
      <style:table-cell-properties fo:background-color="#e6e6ff" fo:padding="0.97mm" fo:border="none">
        <style:background-image/>
      </style:table-cell-properties>
    </style:style>
    <style:style style:name="Table43.A26" style:family="table-cell">
      <style:table-cell-properties fo:background-color="transparent" fo:padding="0.97mm" fo:border="none">
        <style:background-image/>
      </style:table-cell-properties>
    </style:style>
    <style:style style:name="Table43.B26" style:family="table-cell">
      <style:table-cell-properties fo:background-color="transparent" fo:padding="0.97mm" fo:border="none">
        <style:background-image/>
      </style:table-cell-properties>
    </style:style>
    <style:style style:name="Table43.A27" style:family="table-cell">
      <style:table-cell-properties fo:background-color="#e6e6ff" fo:padding="0.97mm" fo:border="none">
        <style:background-image/>
      </style:table-cell-properties>
    </style:style>
    <style:style style:name="Table43.B27" style:family="table-cell">
      <style:table-cell-properties fo:background-color="#e6e6ff" fo:padding="0.97mm" fo:border="none">
        <style:background-image/>
      </style:table-cell-properties>
    </style:style>
    <style:style style:name="Table43.A28" style:family="table-cell">
      <style:table-cell-properties fo:background-color="transparent" fo:padding="0.97mm" fo:border="none">
        <style:background-image/>
      </style:table-cell-properties>
    </style:style>
    <style:style style:name="Table43.B28" style:family="table-cell">
      <style:table-cell-properties fo:background-color="transparent" fo:padding="0.97mm" fo:border="none">
        <style:background-image/>
      </style:table-cell-properties>
    </style:style>
    <style:style style:name="Table43.A29" style:family="table-cell">
      <style:table-cell-properties fo:background-color="#e6e6ff" fo:padding="0.97mm" fo:border="none">
        <style:background-image/>
      </style:table-cell-properties>
    </style:style>
    <style:style style:name="Table43.B29" style:family="table-cell">
      <style:table-cell-properties fo:background-color="#e6e6ff" fo:padding="0.97mm" fo:border="none">
        <style:background-image/>
      </style:table-cell-properties>
    </style:style>
    <style:style style:name="Table43.A30" style:family="table-cell">
      <style:table-cell-properties fo:background-color="transparent" fo:padding="0.97mm" fo:border="none">
        <style:background-image/>
      </style:table-cell-properties>
    </style:style>
    <style:style style:name="Table43.B30" style:family="table-cell">
      <style:table-cell-properties fo:background-color="transparent" fo:padding="0.97mm" fo:border="none">
        <style:background-image/>
      </style:table-cell-properties>
    </style:style>
    <style:style style:name="Table43.A31" style:family="table-cell">
      <style:table-cell-properties fo:background-color="#e6e6ff" fo:padding="0.97mm" fo:border="none">
        <style:background-image/>
      </style:table-cell-properties>
    </style:style>
    <style:style style:name="Table43.B31" style:family="table-cell">
      <style:table-cell-properties fo:background-color="#e6e6ff" fo:padding="0.97mm" fo:border="none">
        <style:background-image/>
      </style:table-cell-properties>
    </style:style>
    <style:style style:name="Table43.A32" style:family="table-cell">
      <style:table-cell-properties fo:background-color="transparent" fo:padding="0.97mm" fo:border="none">
        <style:background-image/>
      </style:table-cell-properties>
    </style:style>
    <style:style style:name="Table43.B32" style:family="table-cell">
      <style:table-cell-properties fo:background-color="transparent"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fo:font-style="normal" fo:background-color="transparent" style:font-style-asian="normal" style:font-style-complex="normal"/>
    </style:style>
    <style:style style:name="P4" style:family="paragraph" style:parent-style-name="Standard">
      <style:text-properties fo:background-color="transparent"/>
    </style:style>
    <style:style style:name="P5" style:family="paragraph" style:parent-style-name="Standard">
      <style:text-properties style:use-window-font-color="true" fo:language="en" fo:country="US" fo:font-style="normal" fo:background-color="transparent" style:font-style-asian="normal" style:font-style-complex="normal"/>
    </style:style>
    <style:style style:name="P6" style:family="paragraph" style:parent-style-name="Standard">
      <style:text-properties officeooo:rsid="0013e08c" officeooo:paragraph-rsid="0013e08c"/>
    </style:style>
    <style:style style:name="P7" style:family="paragraph" style:parent-style-name="Standard">
      <style:text-properties officeooo:rsid="0013e08c" officeooo:paragraph-rsid="00146ce0"/>
    </style:style>
    <style:style style:name="P8" style:family="paragraph" style:parent-style-name="Standard">
      <style:text-properties officeooo:rsid="001ee492" officeooo:paragraph-rsid="001ee492"/>
    </style:style>
    <style:style style:name="P9" style:family="paragraph" style:parent-style-name="cmd_5f_code">
      <style:text-properties fo:background-color="transparent"/>
    </style:style>
    <style:style style:name="P10" style:family="paragraph" style:parent-style-name="cmd_5f_code">
      <style:text-properties style:font-name="Courier New" fo:font-size="10.5pt"/>
    </style:style>
    <style:style style:name="P11" style:family="paragraph" style:parent-style-name="cmd_5f_code">
      <style:text-properties officeooo:rsid="0011979d" officeooo:paragraph-rsid="0011979d"/>
    </style:style>
    <style:style style:name="P12" style:family="paragraph" style:parent-style-name="cmd_5f_code">
      <style:text-properties officeooo:rsid="00127c06" officeooo:paragraph-rsid="00127c06"/>
    </style:style>
    <style:style style:name="P13" style:family="paragraph" style:parent-style-name="cmd_5f_code">
      <style:text-properties officeooo:rsid="001ee492" officeooo:paragraph-rsid="00211c32"/>
    </style:style>
    <style:style style:name="P14" style:family="paragraph" style:parent-style-name="cmd_5f_code_5f_single">
      <style:text-properties fo:background-color="transparent"/>
    </style:style>
    <style:style style:name="P15" style:family="paragraph" style:parent-style-name="Standard">
      <style:text-properties officeooo:rsid="0023ea13" officeooo:paragraph-rsid="0023ea13"/>
    </style:style>
    <style:style style:name="P16" style:family="paragraph" style:parent-style-name="Heading_20_1" style:master-page-name="First_20_Page">
      <style:paragraph-properties style:page-number="auto"/>
    </style:style>
    <style:style style:name="T1" style:family="text">
      <style:text-properties fo:font-size="10.5pt"/>
    </style:style>
    <style:style style:name="T2" style:family="text">
      <style:text-properties fo:background-color="transparent" loext:char-shading-value="0"/>
    </style:style>
    <style:style style:name="T3" style:family="text">
      <style:text-properties style:font-name="Courier New" fo:font-size="10.5pt"/>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font-style="normal" fo:background-color="transparent" loext:char-shading-value="0" style:font-style-asian="normal" style:font-style-complex="normal"/>
    </style:style>
    <style:style style:name="T7" style:family="text">
      <style:text-properties officeooo:rsid="001528b0"/>
    </style:style>
    <style:style style:name="T8" style:family="text">
      <style:text-properties officeooo:rsid="0016d9db"/>
    </style:style>
    <style:style style:name="T9" style:family="text">
      <style:text-properties officeooo:rsid="0018616b"/>
    </style:style>
    <style:style style:name="T10" style:family="text">
      <style:text-properties officeooo:rsid="00194b04"/>
    </style:style>
    <style:style style:name="T11" style:family="text">
      <style:text-properties officeooo:rsid="001af181"/>
    </style:style>
    <style:style style:name="T12" style:family="text">
      <style:text-properties officeooo:rsid="00127c06"/>
    </style:style>
    <style:style style:name="T13" style:family="text">
      <style:text-properties officeooo:rsid="001f3f31"/>
    </style:style>
    <style:style style:name="T14" style:family="text">
      <style:text-properties officeooo:rsid="0026766b"/>
    </style:style>
    <style:style style:name="T15" style:family="text">
      <style:text-properties officeooo:rsid="00211c32"/>
    </style:style>
    <style:style style:name="T16" style:family="text">
      <style:text-properties officeooo:rsid="00220320"/>
    </style:style>
  </office:automatic-styles>
  <office:body>
    <office:text text:use-soft-page-breaks="true">
      <office:forms form:automatic-focus="false" form:apply-design-mode="false"/>
      <text:tracked-changes>
        <text:changed-region xml:id="ct28804400" text:id="ct28804400">
          <text:deletion>
            <office:change-info>
              <dc:creator>Denis Kotlar</dc:creator>
              <dc:date>2016-11-28T12:09:00</dc:date>
            </office:change-info>
            <text:p text:style-name="Standard"><text:s/></text:p>
          </text:deletion>
        </text:changed-region>
        <text:changed-region xml:id="ct46845120" text:id="ct46845120">
          <text:insertion>
            <office:change-info>
              <dc:creator>Denis Kotlar</dc:creator>
              <dc:date>2016-11-28T11:07:00</dc:date>
            </office:change-info>
          </text:insertion>
        </text:changed-region>
        <text:changed-region xml:id="ct48155136" text:id="ct48155136">
          <text:insertion>
            <office:change-info>
              <dc:creator>Denis Kotlar</dc:creator>
              <dc:date>2016-11-28T12:09:00</dc:date>
            </office:change-info>
          </text:insertion>
        </text:changed-region>
        <text:changed-region xml:id="ct28975504" text:id="ct28975504">
          <text:insertion>
            <office:change-info>
              <dc:creator>Denis Kotlar</dc:creator>
              <dc:date>2016-11-28T12:10:00</dc:date>
            </office:change-info>
          </text:insertion>
        </text:changed-region>
        <text:changed-region xml:id="ct47564768" text:id="ct47564768">
          <text:insertion>
            <office:change-info>
              <dc:creator>Denis Kotlar</dc:creator>
              <dc:date>2016-11-28T12:11:00</dc:date>
            </office:change-info>
          </text:insertion>
        </text:changed-region>
        <text:changed-region xml:id="ct46994688" text:id="ct46994688">
          <text:insertion>
            <office:change-info>
              <dc:creator>Denis Kotlar</dc:creator>
              <dc:date>2016-11-28T12:12:00</dc:date>
            </office:change-info>
          </text:insertion>
        </text:changed-region>
        <text:changed-region xml:id="ct27830240" text:id="ct27830240">
          <text:insertion>
            <office:change-info>
              <dc:creator>Denis Kotlar</dc:creator>
              <dc:date>2016-11-28T11:07:00</dc:date>
            </office:change-info>
          </text:insertion>
        </text:changed-region>
        <text:changed-region xml:id="ct48036768" text:id="ct48036768">
          <text:insertion>
            <office:change-info>
              <dc:creator>Denis Kotlar</dc:creator>
              <dc:date>2016-11-28T12:12:00</dc:date>
            </office:change-info>
          </text:insertion>
        </text:changed-region>
        <text:changed-region xml:id="ct27867600" text:id="ct27867600">
          <text:insertion>
            <office:change-info>
              <dc:creator>Denis Kotlar</dc:creator>
              <dc:date>2016-10-10T11:57:00</dc:date>
            </office:change-info>
          </text:insertion>
        </text:changed-region>
        <text:changed-region xml:id="ct27865280" text:id="ct27865280">
          <text:insertion>
            <office:change-info>
              <dc:creator>Denis Kotlar</dc:creator>
              <dc:date>2016-10-10T12:02:00</dc:date>
            </office:change-info>
          </text:insertion>
        </text:changed-region>
        <text:changed-region xml:id="ct27873968" text:id="ct27873968">
          <text:insertion>
            <office:change-info>
              <dc:creator>Denis Kotlar</dc:creator>
              <dc:date>2016-10-10T11:57:00</dc:date>
            </office:change-info>
          </text:insertion>
        </text:changed-region>
        <text:changed-region xml:id="ct27875632" text:id="ct27875632">
          <text:insertion>
            <office:change-info>
              <dc:creator>Denis Kotlar</dc:creator>
              <dc:date>2016-10-10T12:03:00</dc:date>
            </office:change-info>
          </text:insertion>
        </text:changed-region>
        <text:changed-region xml:id="ct27935312" text:id="ct27935312">
          <text:insertion>
            <office:change-info>
              <dc:creator>Denis Kotlar</dc:creator>
              <dc:date>2016-11-05T20:47:00</dc:date>
            </office:change-info>
          </text:insertion>
        </text:changed-region>
        <text:changed-region xml:id="ct27946864" text:id="ct27946864">
          <text:insertion>
            <office:change-info>
              <dc:creator>Denis Kotlar</dc:creator>
              <dc:date>2016-11-05T20:47:00</dc:date>
            </office:change-info>
          </text:insertion>
        </text:changed-region>
        <text:changed-region xml:id="ct27959472" text:id="ct27959472">
          <text:insertion>
            <office:change-info>
              <dc:creator>Denis Kotlar</dc:creator>
              <dc:date>2016-10-10T11:58:00</dc:date>
            </office:change-info>
          </text:insertion>
        </text:changed-region>
        <text:changed-region xml:id="ct26997840" text:id="ct26997840">
          <text:insertion>
            <office:change-info>
              <dc:creator>Denis Kotlar</dc:creator>
              <dc:date>2016-10-10T11:58:00</dc:date>
            </office:change-info>
          </text:insertion>
        </text:changed-region>
        <text:changed-region xml:id="ct26998064" text:id="ct26998064">
          <text:insertion>
            <office:change-info>
              <dc:creator>Denis Kotlar</dc:creator>
              <dc:date>2016-10-10T12:20:00</dc:date>
            </office:change-info>
          </text:insertion>
        </text:changed-region>
        <text:changed-region xml:id="ct26998432" text:id="ct26998432">
          <text:insertion>
            <office:change-info>
              <dc:creator>Denis Kotlar</dc:creator>
              <dc:date>2016-10-10T12:21:00</dc:date>
            </office:change-info>
          </text:insertion>
        </text:changed-region>
        <text:changed-region xml:id="ct27000032" text:id="ct27000032">
          <text:insertion>
            <office:change-info>
              <dc:creator>Denis Kotlar</dc:creator>
              <dc:date>2016-10-10T11:58:00</dc:date>
            </office:change-info>
          </text:insertion>
        </text:changed-region>
        <text:changed-region xml:id="ct27002256" text:id="ct27002256">
          <text:insertion>
            <office:change-info>
              <dc:creator>Denis Kotlar</dc:creator>
              <dc:date>2016-10-10T11:58:00</dc:date>
            </office:change-info>
          </text:insertion>
        </text:changed-region>
        <text:changed-region xml:id="ct27004000" text:id="ct27004000">
          <text:insertion>
            <office:change-info>
              <dc:creator>Denis Kotlar</dc:creator>
              <dc:date>2016-10-10T11:58:00</dc:date>
            </office:change-info>
          </text:insertion>
        </text:changed-region>
        <text:changed-region xml:id="ct27977616" text:id="ct27977616">
          <text:insertion>
            <office:change-info>
              <dc:creator>Denis Kotlar</dc:creator>
              <dc:date>2016-10-10T11:58:00</dc:date>
            </office:change-info>
          </text:insertion>
        </text:changed-region>
        <text:changed-region xml:id="ct27979360" text:id="ct27979360">
          <text:insertion>
            <office:change-info>
              <dc:creator>Denis Kotlar</dc:creator>
              <dc:date>2016-10-10T11:58:00</dc:date>
            </office:change-info>
          </text:insertion>
        </text:changed-region>
        <text:changed-region xml:id="ct27980896" text:id="ct27980896">
          <text:insertion>
            <office:change-info>
              <dc:creator>Denis Kotlar</dc:creator>
              <dc:date>2016-10-10T11:58:00</dc:date>
            </office:change-info>
          </text:insertion>
        </text:changed-region>
        <text:changed-region xml:id="ct27982928" text:id="ct27982928">
          <text:insertion>
            <office:change-info>
              <dc:creator>Denis Kotlar</dc:creator>
              <dc:date>2016-10-10T11:58:00</dc:date>
            </office:change-info>
          </text:insertion>
        </text:changed-region>
        <text:changed-region xml:id="ct27671168" text:id="ct27671168">
          <text:insertion>
            <office:change-info>
              <dc:creator>Denis Kotlar</dc:creator>
              <dc:date>2016-10-10T11:58:00</dc:date>
            </office:change-info>
          </text:insertion>
        </text:changed-region>
        <text:changed-region xml:id="ct27987904" text:id="ct27987904">
          <text:insertion>
            <office:change-info>
              <dc:creator>Denis Kotlar</dc:creator>
              <dc:date>2016-10-10T11:58:00</dc:date>
            </office:change-info>
          </text:insertion>
        </text:changed-region>
        <text:changed-region xml:id="ct27990672" text:id="ct27990672">
          <text:insertion>
            <office:change-info>
              <dc:creator>Denis Kotlar</dc:creator>
              <dc:date>2016-10-10T11:58:00</dc:date>
            </office:change-info>
          </text:insertion>
        </text:changed-region>
        <text:changed-region xml:id="ct27989648" text:id="ct27989648">
          <text:insertion>
            <office:change-info>
              <dc:creator>Denis Kotlar</dc:creator>
              <dc:date>2016-10-10T11:58:00</dc:date>
            </office:change-info>
          </text:insertion>
        </text:changed-region>
        <text:changed-region xml:id="ct27090304" text:id="ct27090304">
          <text:insertion>
            <office:change-info>
              <dc:creator>Denis Kotlar</dc:creator>
              <dc:date>2016-10-10T11:58:00</dc:date>
            </office:change-info>
          </text:insertion>
        </text:changed-region>
        <text:changed-region xml:id="ct27986464" text:id="ct27986464">
          <text:insertion>
            <office:change-info>
              <dc:creator>Denis Kotlar</dc:creator>
              <dc:date>2016-10-15T09:15:00</dc:date>
            </office:change-info>
          </text:insertion>
        </text:changed-region>
        <text:changed-region xml:id="ct27996752" text:id="ct27996752">
          <text:insertion>
            <office:change-info>
              <dc:creator>Denis Kotlar</dc:creator>
              <dc:date>2016-10-15T14:05:00</dc:date>
            </office:change-info>
          </text:insertion>
        </text:changed-region>
        <text:changed-region xml:id="ct28000624" text:id="ct28000624">
          <text:insertion>
            <office:change-info>
              <dc:creator>Denis Kotlar</dc:creator>
              <dc:date>2016-11-07T17:36:00</dc:date>
            </office:change-info>
          </text:insertion>
        </text:changed-region>
        <text:changed-region xml:id="ct28003248" text:id="ct28003248">
          <text:insertion>
            <office:change-info>
              <dc:creator>Denis Kotlar</dc:creator>
              <dc:date>2016-11-05T20:27:00</dc:date>
            </office:change-info>
          </text:insertion>
        </text:changed-region>
        <text:changed-region xml:id="ct28003824" text:id="ct28003824">
          <text:insertion>
            <office:change-info>
              <dc:creator>Denis Kotlar</dc:creator>
              <dc:date>2016-11-05T20:28:00</dc:date>
            </office:change-info>
          </text:insertion>
        </text:changed-region>
        <text:changed-region xml:id="ct28004608" text:id="ct28004608">
          <text:insertion>
            <office:change-info>
              <dc:creator>Denis Kotlar</dc:creator>
              <dc:date>2016-11-05T20:29:00</dc:date>
            </office:change-info>
          </text:insertion>
        </text:changed-region>
        <text:changed-region xml:id="ct28004832" text:id="ct28004832">
          <text:insertion>
            <office:change-info>
              <dc:creator>Denis Kotlar</dc:creator>
              <dc:date>2016-11-05T20:30:00</dc:date>
            </office:change-info>
          </text:insertion>
        </text:changed-region>
        <text:changed-region xml:id="ct28007936" text:id="ct28007936">
          <text:insertion>
            <office:change-info>
              <dc:creator>Denis Kotlar</dc:creator>
              <dc:date>2016-11-07T17:36:00</dc:date>
            </office:change-info>
          </text:insertion>
        </text:changed-region>
        <text:changed-region xml:id="ct28010256" text:id="ct28010256">
          <text:insertion>
            <office:change-info>
              <dc:creator>Denis Kotlar</dc:creator>
              <dc:date>2016-11-07T17:36:00</dc:date>
            </office:change-info>
          </text:insertion>
        </text:changed-region>
        <text:changed-region xml:id="ct27998912" text:id="ct27998912">
          <text:insertion>
            <office:change-info>
              <dc:creator>Denis Kotlar</dc:creator>
              <dc:date>2016-10-15T09:06:00</dc:date>
            </office:change-info>
          </text:insertion>
        </text:changed-region>
        <text:changed-region xml:id="ct28013008" text:id="ct28013008">
          <text:insertion>
            <office:change-info>
              <dc:creator>Denis Kotlar</dc:creator>
              <dc:date>2016-10-15T14:06:00</dc:date>
            </office:change-info>
          </text:insertion>
        </text:changed-region>
        <text:changed-region xml:id="ct28017008" text:id="ct28017008">
          <text:insertion>
            <office:change-info>
              <dc:creator>Denis Kotlar</dc:creator>
              <dc:date>2016-10-15T14:08:00</dc:date>
            </office:change-info>
          </text:insertion>
        </text:changed-region>
        <text:changed-region xml:id="ct28017264" text:id="ct28017264">
          <text:insertion>
            <office:change-info>
              <dc:creator>Denis Kotlar</dc:creator>
              <dc:date>2016-10-15T14:09:00</dc:date>
            </office:change-info>
          </text:insertion>
        </text:changed-region>
        <text:changed-region xml:id="ct28068864" text:id="ct28068864">
          <text:insertion>
            <office:change-info>
              <dc:creator>Denis Kotlar</dc:creator>
              <dc:date>2016-10-10T12: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983990488518666032" text:style-name="Outline">
        <text:list-item>
          <text:h text:style-name="P16" text:outline-level="1"><text:bookmark-start text:name="__RefHeading__5776_1776152697"/>Error messages<text:bookmark-end text:name="__RefHeading__5776_1776152697"/></text:h>
        </text:list-item>
      </text:list>
      <text:p text:style-name="P4">The system-defined error/event numbers are chosen on an enumerated (<text:span text:style-name="T1">“</text:span>1 of N<text:span text:style-name="T1">”</text:span>) basis. The SCPI-defined error/event numbers and the &lt;error/event_description&gt; portions of the full queue item are listed here. The first error/event described in each class (for example, -100, -200, -300, -400) is a <text:span text:style-name="T1">“</text:span>generic<text:span text:style-name="T1">”</text:span> error.</text:p>
      <text:list xml:id="list123411811805062" text:continue-numbering="true" text:style-name="Outline">
        <text:list-item>
          <text:list>
            <text:list-item>
              <text:h text:style-name="Heading_20_2" text:outline-level="2">Command Error [-199, -100]</text:h>
            </text:list-item>
          </text:list>
        </text:list-item>
      </text:list>
      <text:p text:style-name="Standard">An &lt;error/event number&gt; in the range [-199, -100] indicates that an syntax error has been detected by the PSU’s parser. The occurrence of any error in this class cause the command error bit (CME, bit 5)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3">"</text:span></text:p>
          </table:table-cell>
          <table:table-cell table:style-name="Table1.A2" office:value-type="string">
            <text:p text:style-name="Standard">The queue is completely empty. Every error/event in the queue has been read or the queue was purposely cleared by power-on, *CLS, etc.</text:p>
          </table:table-cell>
        </table:table-row>
        <table:table-row>
          <table:table-cell table:style-name="Table1.A3" office:value-type="string">
            <text:p text:style-name="P9">−100,"Command error<text:span text:style-name="T3">"</text:span></text:p>
          </table:table-cell>
          <table:table-cell table:style-name="Table1.A3" office:value-type="string">
            <text:p text:style-name="P2">Generic syntax error.</text:p>
          </table:table-cell>
        </table:table-row>
        <table:table-row>
          <table:table-cell table:style-name="Table1.A4" office:value-type="string">
            <text:p text:style-name="cmd_5f_code">-101,"Invalid character<text:span text:style-name="T3">"</text:span> </text:p>
          </table:table-cell>
          <table:table-cell table:style-name="Table1.B4" office:value-type="string">
            <text:p text:style-name="P1">An invalid character was found in the command string. You may have inserted a character such as #, $, or % in the command keyword or within a parameter. </text:p>
            <text:p text:style-name="P1">Example: </text:p>
            <text:p text:style-name="cmd_5f_code_5f_single">OUTP:STAT #ON </text:p>
          </table:table-cell>
        </table:table-row>
        <table:table-row>
          <table:table-cell table:style-name="Table1.A3" office:value-type="string">
            <text:p text:style-name="cmd_5f_code">-103,"Invalid separator<text:span text:style-name="T3">"</text:span> </text:p>
          </table:table-cell>
          <table:table-cell table:style-name="Table1.A3" office:value-type="string">
            <text:p text:style-name="P1">An invalid separator was found in the command string. You may have used a comma instead of a colon, semicolon, or blank space, or you may have used a blank space instead of a comma. </text:p>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3">"</text:span></text:p>
          </table:table-cell>
          <table:table-cell table:style-name="Table1.A6" office:value-type="string">
            <text:p text:style-name="P1">The wrong parameter type was found in the command string. You may have specified a number where a string was expected, or vice versa. </text:p>
            <text:p text:style-name="P1">Example (password is not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3">"</text:span> </text:p>
          </table:table-cell>
          <table:table-cell table:style-name="Table1.A7" office:value-type="string">
            <text:p text:style-name="P1">More parameters were received than expected for the command. You may have entered an extra parameter, or added a parameter to a command that does not accept a parameter.</text:p>
            <text:p text:style-name="P1">Example: </text:p>
            <text:p text:style-name="cmd_5f_code_5f_single">INST CH1, CH2</text:p>
          </table:table-cell>
        </table:table-row>
        <table:table-row>
          <table:table-cell table:style-name="Table1.A2" office:value-type="string">
            <text:p text:style-name="cmd_5f_code">-109,"Missing parameter<text:span text:style-name="T3">"</text:span> </text:p>
          </table:table-cell>
          <table:table-cell table:style-name="Table1.A2" office:value-type="string">
            <text:p text:style-name="P1">Fewer parameters were received than expected for the command. You omitted one or more parameters that are required for this command.</text:p>
            <text:p text:style-name="P1">Example: </text:p>
            <text:p text:style-name="cmd_5f_code_5f_single">APPL</text:p>
          </table:table-cell>
        </table:table-row>
        <table:table-row>
          <table:table-cell table:style-name="Table1.A3" office:value-type="string">
            <text:p text:style-name="cmd_5f_code">-113,"Undefined header<text:span text:style-name="T3">"</text:span></text:p>
          </table:table-cell>
          <table:table-cell table:style-name="Table1.A3" office:value-type="string">
            <text:p text:style-name="P1">A command was received that is not valid for this PSU. You may have misspelled the command or it may not be a valid command. If you are using the short form of the command, remember that it may contain up to four letters.</text:p>
            <text:p text:style-name="P1">Example:</text:p>
            <text:p text:style-name="cmd_5f_code_5f_single">MEASU:CURR?</text:p>
          </table:table-cell>
        </table:table-row>
        <table:table-row table:style-name="Table1.10">
          <table:table-cell table:style-name="Table1.A6" office:value-type="string">
            <text:p text:style-name="cmd_5f_code">-114,"Header suffix out of range<text:span text:style-name="T3">"</text:span></text:p>
          </table:table-cell>
          <table:table-cell table:style-name="Table1.A6" office:value-type="string">
            <text:p text:style-name="P1">The numeric suffix attached to a command header is not one of the allowable values.</text:p>
            <text:p text:style-name="P1"><text:soft-page-break/>Example: </text:p>
            <text:p text:style-name="cmd_5f_code_5f_single">STAT:QUES:INST:ISUM3?</text:p>
          </table:table-cell>
        </table:table-row>
        <table:table-row>
          <table:table-cell table:style-name="Table1.A3" office:value-type="string">
            <text:p text:style-name="P9">-131,"Invalid suffix<text:span text:style-name="T3">"</text:span></text:p>
          </table:table-cell>
          <table:table-cell table:style-name="Table1.A3" office:value-type="string">
            <text:p text:style-name="P2">A suffix was incorrectly specified for a numeric parameter. You may have misspelled the suffix.</text:p>
            <text:p text:style-name="P2">Example (use A instead of V): </text:p>
            <text:p text:style-name="P14">VOLT 3A</text:p>
          </table:table-cell>
        </table:table-row>
        <table:table-row>
          <table:table-cell table:style-name="Table1.A2" office:value-type="string">
            <text:p text:style-name="P9">-138,"Suffix not allowed<text:span text:style-name="T3">"</text:span></text:p>
          </table:table-cell>
          <table:table-cell table:style-name="Table1.A2" office:value-type="string">
            <text:p text:style-name="P2">A suffix was received following a numeric parameter which does not accept a suffix.</text:p>
            <text:p text:style-name="P2">Example (SEC is not a valid suffix):</text:p>
            <text:p text:style-name="P14">STAT:QUES:ENAB 10 SEC</text:p>
          </table:table-cell>
        </table:table-row>
        <table:table-row>
          <table:table-cell table:style-name="Table1.A3" office:value-type="string">
            <text:p text:style-name="P9">-151,"Invalid string data<text:span text:style-name="T3">"</text:span></text:p>
          </table:table-cell>
          <table:table-cell table:style-name="Table1.A3" office:value-type="string">
            <text:p text:style-name="P2">An invalid character string was received. Check to see if you have enclosed the character string in single or double quotes.</text:p>
            <text:p text:style-name="P2">Example: </text:p>
            <text:p text:style-name="P14">DISP:TEXT ’ON</text:p>
          </table:table-cell>
        </table:table-row>
      </table:table>
      <text:list xml:id="list123412702464059" text:continue-numbering="true" text:style-name="Outline">
        <text:list-item>
          <text:list>
            <text:list-item>
              <text:h text:style-name="Heading_20_2" text:outline-level="2">Execution Error [-299, -200]</text:h>
            </text:list-item>
          </text:list>
        </text:list-item>
      </text:list>
      <text:p text:style-name="Standard">An &lt;error/event number&gt; in the range [-299, -200] indicates that an error has been detected by the PSU’s execution control block. The occurrence of any error in this class cause the execution error bit (EXE, bit 4)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 One of the following events has occurred:</text:p>
      <text:list xml:id="list2632128893925125543" text:style-name="List_20_1">
        <text:list-item>
          <text:p text:style-name="List_20_1_20_Start">A &lt;PROGRAM DATA&gt; element following a header was evaluated by the device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Standard">Execution errors will be reported by the PSU after rounding and expression evaluation operations have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3">"</text:span></text:p>
          </table:table-cell>
          <table:table-cell table:style-name="Table2.B2" office:value-type="string">
            <text:p text:style-name="P1">This is the generic execution error when more specific error is not assigned in the case that command execution failed.</text:p>
          </table:table-cell>
        </table:table-row>
        <table:table-row>
          <table:table-cell table:style-name="Table2.A5" office:value-type="string">
            <text:p text:style-name="cmd_5f_code">-221,"<text:span text:style-name="T4">Settings conflict</text:span><text:span text:style-name="T3">"</text:span></text:p>
          </table:table-cell>
          <table:table-cell table:style-name="Table2.B5" office:value-type="string">
            <text:p text:style-name="P1">Indicates that a legal program data element was parsed but could not be executed due to the current device state. Example (an attempt to enter low ripple mode while remote programming is activated):</text:p>
            <text:p text:style-name="cmd_5f_code_20_Start">VOLT:PROG EXT</text:p>
            <text:p text:style-name="cmd_5f_code_20_End">LRIP ON</text:p>
          </table:table-cell>
        </table:table-row>
        <table:table-row table:style-name="Table2.1">
          <table:table-cell table:style-name="Table2.A4" office:value-type="string">
            <text:p text:style-name="cmd_5f_code">-222,"Data out of range<text:span text:style-name="T3">"</text:span></text:p>
          </table:table-cell>
          <table:table-cell table:style-name="Table2.A4" office:value-type="string">
            <text:p text:style-name="P1">A numeric parameter value is outside the valid range for the command. Example:</text:p>
            <text:p text:style-name="cmd_5f_code_5f_single">VOLT 166</text:p>
          </table:table-cell>
        </table:table-row>
        <table:table-row>
          <table:table-cell table:style-name="Table2.A5" office:value-type="string">
            <text:p text:style-name="cmd_5f_code">-223,"Too much data<text:span text:style-name="T3">"</text:span></text:p>
          </table:table-cell>
          <table:table-cell table:style-name="Table2.B5" office:value-type="string">
            <text:p text:style-name="P1">A character string was received but could not be executed because the string length was more than 32 characters. This error can be generated by the CALibration:REMark command.</text:p>
          </table:table-cell>
        </table:table-row>
        <table:table-row table:style-name="Table2.1">
          <table:table-cell table:style-name="Table2.A4" office:value-type="string">
            <text:p text:style-name="cmd_5f_code">-224,"Illegal parameter value<text:span text:style-name="T3">"</text:span></text:p>
          </table:table-cell>
          <table:table-cell table:style-name="Table2.A4" office:value-type="string">
            <text:p text:style-name="P1">A discrete parameter was received which was not a valid choice for the command. You may have used an invalid parameter choice.</text:p>
            <text:p text:style-name="P1">Example:</text:p>
            <text:p text:style-name="cmd_5f_code_5f_single"><text:soft-page-break/>VOLT ON </text:p>
          </table:table-cell>
        </table:table-row>
        <table:table-row table:style-name="Table2.1">
          <table:table-cell table:style-name="Table2.A7" office:value-type="string">
            <text:p text:style-name="cmd_5f_code">-240,"Hardware error<text:span text:style-name="T3">"</text:span></text:p>
          </table:table-cell>
          <table:table-cell table:style-name="Table2.A7" office:value-type="string">
            <text:p text:style-name="Standard">Command or query could not be executed because failure is detected during power-up self-test. Use *TST? command to query self-test results. <text:span text:style-name="T5">See also </text:span><text:a xlink:type="simple" xlink:href="http://www.envox.hr/eez/bench-power-supply/psu-scpi-reference-manual/psu-scpi-error-messages.html#self-test_err_msg" text:style-name="Internet_20_link" text:visited-style-name="Visited_20_Internet_20_Link">Section 7.3.1</text:a></text:p>
          </table:table-cell>
        </table:table-row>
        <table:table-row table:style-name="Table2.1">
          <table:table-cell table:style-name="Table2.A4" office:value-type="string">
            <text:p text:style-name="cmd_5f_code">-241,"<text:span text:style-name="T3">Option not installed"</text:span></text:p>
          </table:table-cell>
          <table:table-cell table:style-name="Table2.A4" office:value-type="string">
            <text:p text:style-name="Standard">Command or query could not be executed because of missing PSU hardware.</text:p>
            <text:p text:style-name="Standard">Example (remote sense cannot be activated when BP_OPTION is false):</text:p>
            <text:p text:style-name="cmd_5f_code_5f_single">OUTP:SENS ON</text:p>
          </table:table-cell>
        </table:table-row>
        <table:table-row table:style-name="Table2.1">
          <table:table-cell table:style-name="Table2.A7" office:value-type="string">
            <text:p text:style-name="cmd_5f_code">-242,"CH1 fault detected<text:span text:style-name="T3">"</text:span></text:p>
          </table:table-cell>
          <table:table-cell table:style-name="Table2.A7" office:value-type="string">
            <text:p text:style-name="Standard">POWERGOOD signal failure is detected on <text:change text:change-id="ct28804400"/>channel 1. If such condition is happened the PSU will be immediately put into the stand-by mode.</text:p>
          </table:table-cell>
        </table:table-row>
        <table:table-row table:style-name="Table2.1">
          <table:table-cell table:style-name="Table2.A4" office:value-type="string">
            <text:p text:style-name="cmd_5f_code">-243,"CH2 fault detected<text:span text:style-name="T3">"</text:span></text:p>
          </table:table-cell>
          <table:table-cell table:style-name="Table2.A4" office:value-type="string">
            <text:p text:style-name="Standard">POWERGOOD signal failure is detected on channel 2. If such condition is happened the PSU will be immediately put into the stand-by mode.</text:p>
          </table:table-cell>
        </table:table-row>
        <table:table-row table:style-name="Table2.1">
          <table:table-cell table:style-name="Table2.A7" office:value-type="string">
            <text:p text:style-name="cmd_5f_code"><text:change-start text:change-id="ct46845120"/>-24<text:span text:style-name="T16">5</text:span>,"CH1 <text:span text:style-name="T16">output </text:span>fault detected<text:span text:style-name="T3">"</text:span><text:change-end text:change-id="ct46845120"/></text:p>
          </table:table-cell>
          <table:table-cell table:style-name="Table2.A7" office:value-type="string">
            <text:p text:style-name="P15"><text:change-start text:change-id="ct48155136"/>A prohibited state is detected on the channel 1 output (e.g. negative power is measured <text:change-end text:change-id="ct48155136"/><text:change-start text:change-id="ct28975504"/>for extended period of time)<text:change-end text:change-id="ct28975504"/><text:change-start text:change-id="ct47564768"/>. The channel output <text:change-end text:change-id="ct47564768"/><text:change-start text:change-id="ct46994688"/>will be turned off.<text:change-end text:change-id="ct46994688"/></text:p>
          </table:table-cell>
        </table:table-row>
        <table:table-row table:style-name="Table2.1">
          <table:table-cell table:style-name="Table2.A4" office:value-type="string">
            <text:p text:style-name="cmd_5f_code"><text:bookmark-start text:name="__DdeLink__899_1902549637"/><text:change-start text:change-id="ct27830240"/>-24<text:span text:style-name="T16">6</text:span>,"CH2 <text:span text:style-name="T16">output </text:span>fault detected<text:span text:style-name="T3">"</text:span><text:bookmark-end text:name="__DdeLink__899_1902549637"/><text:change-end text:change-id="ct27830240"/></text:p>
          </table:table-cell>
          <table:table-cell table:style-name="Table2.A4" office:value-type="string">
            <text:p text:style-name="P15"><text:change-start text:change-id="ct48036768"/>A prohibited state is detected on the channel 2 output (e.g. negative power is measured for extended period of time). The channel output will be turned off.<text:change-end text:change-id="ct48036768"/></text:p>
          </table:table-cell>
        </table:table-row>
      </table:table>
      <text:p text:style-name="Standard"/>
      <text:list xml:id="list123413656632550" text:continue-list="list123412702464059" text:style-name="Outline">
        <text:list-item>
          <text:list>
            <text:list-item>
              <text:h text:style-name="Heading_20_2" text:outline-level="2">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some PSU operations did not properly complete, possibly due to an abnormal hardware or firmware condition. These codes are also used for self-test response errors. The occurrence of any error in this class cause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 </text:p>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28" office:value-type="string">
            <text:p text:style-name="P10"><text:change-start text:change-id="ct27867600"/>-211,"Trigger ignored"<text:change-end text:change-id="ct27867600"/></text:p>
          </table:table-cell>
          <table:table-cell table:style-name="Table43.B28" office:value-type="string">
            <text:p text:style-name="P3"><text:change-start text:change-id="ct27865280"/>A *TRG was received but the trigger was ignored. The trigger source should be selected to the BUS and the trigger subsystem should be initiated by the INITiate[:IMMidate] command.<text:change-end text:change-id="ct27865280"/></text:p>
          </table:table-cell>
        </table:table-row>
        <table:table-row>
          <table:table-cell table:style-name="Table43.A21" office:value-type="string">
            <text:p text:style-name="P10"><text:change-start text:change-id="ct27873968"/>-213,"Init ignored"<text:change-end text:change-id="ct27873968"/></text:p>
          </table:table-cell>
          <table:table-cell table:style-name="Table43.B21" office:value-type="string">
            <text:p text:style-name="P3"><text:change-start text:change-id="ct27875632"/>An INITiate command was received but could not be executed because a measurement was already in progress.<text:change-end text:change-id="ct27875632"/></text:p>
          </table:table-cell>
        </table:table-row>
        <table:table-row>
          <table:table-cell table:style-name="Table43.A28" office:value-type="string">
            <text:p text:style-name="P10">-310,"System error"</text:p>
          </table:table-cell>
          <table:table-cell table:style-name="Table43.B28" office:value-type="string">
            <text:p text:style-name="P5">Internal firmware error.</text:p>
          </table:table-cell>
        </table:table-row>
        <table:table-row>
          <table:table-cell table:style-name="Table43.A21" office:value-type="string">
            <text:p text:style-name="cmd_5f_code">-330,"Self-test failed<text:span text:style-name="T3">"</text:span></text:p>
          </table:table-cell>
          <table:table-cell table:style-name="Table43.B21" office:value-type="string">
            <text:p text:style-name="P1">The PSU’s complete self-test failed from the remote interface (*TST? command). In addition to this error, more specific self-test errors are also reported.<text:span text:style-name="T2"> See also </text:span><text:a xlink:type="simple" xlink:href="http://www.envox.hr/eez/bench-power-supply/psu-scpi-reference-manual/psu-scpi-error-messages.html#self-test_err_msg" text:style-name="Internet_20_link" text:visited-style-name="Visited_20_Internet_20_Link"><text:span text:style-name="T2">Section </text:span></text:a><text:a xlink:type="simple" xlink:href="http://www.envox.hr/eez/bench-power-supply/psu-scpi-reference-manual/psu-scpi-error-messages.html#self-test_err_msg" text:style-name="Internet_20_link" text:visited-style-name="Visited_20_Internet_20_Link"><text:span text:style-name="T6">7.3.1</text:span></text:a></text:p>
          </table:table-cell>
        </table:table-row>
        <table:table-row>
          <table:table-cell table:style-name="Table43.A28" office:value-type="string">
            <text:p text:style-name="cmd_5f_code">-350,"Queue overflow<text:span text:style-name="T3">"</text:span></text:p>
          </table:table-cell>
          <table:table-cell table:style-name="Table43.B28" office:value-type="string">
            <text:p text:style-name="P1">The error queue is full because more than 16 errors have occurred. No additional errors are stored until you remove errors from the queue. The error queue is cleared when power has been turned off, or after a *CLS (clear status) command has been executed.</text:p>
          </table:table-cell>
        </table:table-row>
        <table:table-row>
          <table:table-cell table:style-name="Table43.A21" office:value-type="string">
            <text:p text:style-name="cmd_5f_code">-363,"Input buffer overrun<text:span text:style-name="T3">"</text:span></text:p>
          </table:table-cell>
          <table:table-cell table:style-name="Table43.B21" office:value-type="string">
            <text:p text:style-name="P1">Input buffer overrun. Serial or Ethernet port input buffer overflows with data.</text:p>
          </table:table-cell>
        </table:table-row>
        <table:table-row>
          <table:table-cell table:style-name="Table43.A28" office:value-type="string">
            <text:p text:style-name="cmd_5f_code">100,"<text:span text:style-name="T3">Channel not found"</text:span></text:p>
          </table:table-cell>
          <table:table-cell table:style-name="Table43.B28" office:value-type="string">
            <text:p text:style-name="P1">Non existing channel number is specified.</text:p>
            <text:p text:style-name="P1">Example:</text:p>
            <text:p text:style-name="cmd_5f_code_5f_single"><text:soft-page-break/>SOUR3:VOLT?</text:p>
          </table:table-cell>
        </table:table-row>
        <table:table-row>
          <table:table-cell table:style-name="Table43.A21" office:value-type="string">
            <text:p text:style-name="cmd_5f_code">101,"Calibration mode is off<text:span text:style-name="T3">"</text:span></text:p>
          </table:table-cell>
          <table:table-cell table:style-name="Table43.B21" office:value-type="string">
            <text:p text:style-name="Standard">Calibration is not enabled. The PSU will not accept calibration commands.</text:p>
          </table:table-cell>
        </table:table-row>
        <table:table-row>
          <table:table-cell table:style-name="Table43.A28" office:value-type="string">
            <text:p text:style-name="cmd_5f_code">102,"Invalid cal password<text:span text:style-name="T3">"</text:span></text:p>
          </table:table-cell>
          <table:table-cell table:style-name="Table43.B28" office:value-type="string">
            <text:p text:style-name="Standard">The calibration password is incorrect.</text:p>
          </table:table-cell>
        </table:table-row>
        <table:table-row>
          <table:table-cell table:style-name="Table43.A21" office:value-type="string">
            <text:p text:style-name="cmd_5f_code">104,"Bad sequence of cal commands<text:span text:style-name="T3">"</text:span></text:p>
          </table:table-cell>
          <table:table-cell table:style-name="Table43.B21" office:value-type="string">
            <text:p text:style-name="Standard">Calibration commands have not been entered in the proper sequence.</text:p>
          </table:table-cell>
        </table:table-row>
        <table:table-row>
          <table:table-cell table:style-name="Table43.A28" office:value-type="string">
            <text:p text:style-name="cmd_5f_code">105,"Cal password too long<text:span text:style-name="T3">"</text:span></text:p>
          </table:table-cell>
          <table:table-cell table:style-name="Table43.B28" office:value-type="string">
            <text:p text:style-name="Standard">A calibration password was received which contained more than 16 characters.</text:p>
          </table:table-cell>
        </table:table-row>
        <table:table-row>
          <table:table-cell table:style-name="Table43.A21" office:value-type="string">
            <text:p text:style-name="cmd_5f_code">106,"Cal password too short<text:span text:style-name="T3">"</text:span></text:p>
          </table:table-cell>
          <table:table-cell table:style-name="Table43.B21" office:value-type="string">
            <text:p text:style-name="Standard">A calibration password was received which contained less than 4 characters.</text:p>
          </table:table-cell>
        </table:table-row>
        <table:table-row>
          <table:table-cell table:style-name="Table43.A28" office:value-type="string">
            <text:p text:style-name="cmd_5f_code">107,"Cal value out of range<text:span text:style-name="T3">"</text:span></text:p>
          </table:table-cell>
          <table:table-cell table:style-name="Table43.B28" office:value-type="string">
            <text:p text:style-name="Standard">The specified calibration value (CALibration:CURRent:DATA or CALibration:VOLTage:DATA) is not valid for the present measurement function and range.</text:p>
          </table:table-cell>
        </table:table-row>
        <table:table-row>
          <table:table-cell table:style-name="Table43.A21" office:value-type="string">
            <text:p text:style-name="cmd_5f_code">108,"Cal output disabled<text:span text:style-name="T3">"</text:span></text:p>
          </table:table-cell>
          <table:table-cell table:style-name="Table43.B21" office:value-type="string">
            <text:p text:style-name="Standard">Calibration is aborted by sending the OUTP<text:change-start text:change-id="ct27935312"/><text:span text:style-name="T13">ut</text:span><text:change-end text:change-id="ct27935312"/> OFF command during an output calibration.</text:p>
          </table:table-cell>
        </table:table-row>
        <table:table-row>
          <table:table-cell table:style-name="Table43.A28" office:value-type="string">
            <text:p text:style-name="cmd_5f_code">109,"Invalid cal data<text:span text:style-name="T3">"</text:span></text:p>
          </table:table-cell>
          <table:table-cell table:style-name="Table43.B28" office:value-type="string">
            <text:p text:style-name="Standard">One or more calibration data have value that prohibit calibration parameters calculation. For example MID value is lower then MIN, or MIN is higher then MAX, or MID value is out of accepted tolerance that it cannot be predicted with newly calculated calibration parameters. </text:p>
          </table:table-cell>
        </table:table-row>
        <table:table-row>
          <table:table-cell table:style-name="Table43.A21" office:value-type="string">
            <text:p text:style-name="cmd_5f_code">110,"Cal params missing or corrupted<text:span text:style-name="T3">"</text:span></text:p>
          </table:table-cell>
          <table:table-cell table:style-name="Table43.B21" office:value-type="string">
            <text:p text:style-name="Standard">Calibration parameters activation initiated by CALibration:STATe ON, <text:span text:style-name="T1">"</text:span>&lt;password&gt;<text:span text:style-name="T1">"</text:span> failed because calibration has never been conducted or existing parameters are corrupted. </text:p>
          </table:table-cell>
        </table:table-row>
        <table:table-row>
          <table:table-cell table:style-name="Table43.A28" office:value-type="string">
            <text:p text:style-name="cmd_5f_code">111,"No new cal data exists<text:span text:style-name="T3">"</text:span></text:p>
          </table:table-cell>
          <table:table-cell table:style-name="Table43.B28" office:value-type="string">
            <text:p text:style-name="Standard">Attempt to save calibration data with the CAL<text:change-start text:change-id="ct27946864"/><text:span text:style-name="T13">ibration</text:span><text:change-end text:change-id="ct27946864"/>:SAVE command while no new calibration data are entered.</text:p>
          </table:table-cell>
        </table:table-row>
        <table:table-row>
          <table:table-cell table:style-name="Table43.A21" office:value-type="string">
            <text:p text:style-name="cmd_5f_code">150,"Power limit exceeded<text:span text:style-name="T3">"</text:span></text:p>
          </table:table-cell>
          <table:table-cell table:style-name="Table43.B21" office:value-type="string">
            <text:p text:style-name="P1">Product of voltage and current exceeds channel power limitation. For example if channel power limit is 160 W and the following sequence is executed:</text:p>
            <text:p text:style-name="cmd_5f_code_20_Start">VOLT 38</text:p>
            <text:p text:style-name="cmd_5f_code">CURR 4.4</text:p>
          </table:table-cell>
        </table:table-row>
        <table:table-row>
          <table:table-cell table:style-name="Table43.A28" office:value-type="string">
            <text:p text:style-name="cmd_5f_code">201,"Cannot execute before clearing protection<text:span text:style-name="T3">"</text:span></text:p>
          </table:table-cell>
          <table:table-cell table:style-name="Table43.B28" office:value-type="string">
            <text:p text:style-name="Standard">Command such as OUTP ON cannot be executed on the channel where one or more protections are tripped.</text:p>
          </table:table-cell>
        </table:table-row>
        <table:table-row>
          <table:table-cell table:style-name="Table43.A21" office:value-type="string">
            <text:p text:style-name="cmd_5f_code">270,"CH1 ADC timeout detected"</text:p>
          </table:table-cell>
          <table:table-cell table:style-name="Table43.B21" office:value-type="string">
            <text:p text:style-name="Standard">Channel is switched off after 3 consecutive ADC timeouts are detected.</text:p>
          </table:table-cell>
        </table:table-row>
        <table:table-row>
          <table:table-cell table:style-name="Table43.A28" office:value-type="string">
            <text:p text:style-name="cmd_5f_code"><text:change-start text:change-id="ct27959472"/>304,"Incompatible transient modes"<text:change-end text:change-id="ct27959472"/></text:p>
          </table:table-cell>
          <table:table-cell table:style-name="Table43.B28" office:value-type="string">
            <text:p text:style-name="Standard"><text:change-start text:change-id="ct26997840"/>VOLTage and CURRent cannot be in STEP and LIST mode at the same time<text:change-end text:change-id="ct26997840"/><text:change-start text:change-id="ct26998064"/> (see [SOURce[&lt;n&gt;]]:CURRent:MODE and <text:change-end text:change-id="ct26998064"/><text:change-start text:change-id="ct26998432"/>[SOURce[&lt;n&gt;]]:VOLTage:MODE)<text:change-end text:change-id="ct26998432"/></text:p>
          </table:table-cell>
        </table:table-row>
        <table:table-row>
          <table:table-cell table:style-name="Table43.A23" office:value-type="string">
            <text:p text:style-name="cmd_5f_code"><text:change-start text:change-id="ct27000032"/>306,"Too many list points"<text:change-end text:change-id="ct27000032"/></text:p>
          </table:table-cell>
          <table:table-cell table:style-name="Table43.B23" office:value-type="string">
            <text:p text:style-name="Standard"><text:change-start text:change-id="ct27002256"/>Too many list points have been specified.<text:change-end text:change-id="ct27002256"/></text:p>
          </table:table-cell>
        </table:table-row>
        <table:table-row>
          <table:table-cell table:style-name="Table43.A28" office:value-type="string">
            <text:p text:style-name="cmd_5f_code"><text:change-start text:change-id="ct27004000"/>307,"List lengths are not equivalent"<text:change-end text:change-id="ct27004000"/></text:p>
          </table:table-cell>
          <table:table-cell table:style-name="Table43.B28" office:value-type="string">
            <text:p text:style-name="Standard"><text:change-start text:change-id="ct27977616"/>One or more lists are not the same length.<text:change-end text:change-id="ct27977616"/></text:p>
          </table:table-cell>
        </table:table-row>
        <table:table-row>
          <table:table-cell table:style-name="Table43.A25" office:value-type="string">
            <text:p text:style-name="cmd_5f_code"><text:change-start text:change-id="ct27979360"/>308,"Cannot be changed while transient trigger is initiated"<text:change-end text:change-id="ct27979360"/></text:p>
          </table:table-cell>
          <table:table-cell table:style-name="Table43.B25" office:value-type="string">
            <text:p text:style-name="Standard"><text:change-start text:change-id="ct27980896"/>Setting cannot be changed while the instrument is waiting for or executing a trigger sequence.<text:change-end text:change-id="ct27980896"/></text:p>
          </table:table-cell>
        </table:table-row>
        <table:table-row>
          <table:table-cell table:style-name="Table43.A28" office:value-type="string">
            <text:p text:style-name="cmd_5f_code"><text:change-start text:change-id="ct27982928"/>309,"Cannot initiate while in fixed mode"<text:change-end text:change-id="ct27982928"/></text:p>
          </table:table-cell>
          <table:table-cell table:style-name="Table43.B28" office:value-type="string">
            <text:p text:style-name="Standard"><text:change-start text:change-id="ct27671168"/>Cannot initiate transient generator. Either the VOLTage or CURRent function is set to FIXed mode.<text:change-end text:change-id="ct27671168"/></text:p>
          </table:table-cell>
        </table:table-row>
        <table:table-row>
          <table:table-cell table:style-name="Table43.A27" office:value-type="string">
            <text:p text:style-name="cmd_5f_code"><text:change-start text:change-id="ct27987904"/>312,"Cannot execute when the channel<text:span text:style-name="T11">s are</text:span> <text:span text:style-name="T10">coupled</text:span>"<text:change-end text:change-id="ct27987904"/></text:p>
          </table:table-cell>
          <table:table-cell table:style-name="Table43.B27" office:value-type="string">
            <text:p text:style-name="Standard"><text:change-start text:change-id="ct27990672"/>Cannot execute command when the channel <text:span text:style-name="T11">outputs</text:span> <text:span text:style-name="T11">are</text:span> <text:span text:style-name="T10">coupled</text:span>.<text:change-end text:change-id="ct27990672"/></text:p>
          </table:table-cell>
        </table:table-row>
        <table:table-row>
          <table:table-cell table:style-name="Table43.A28" office:value-type="string">
            <text:p text:style-name="cmd_5f_code"><text:change-start text:change-id="ct27989648"/>320,"Firmware update error"<text:change-end text:change-id="ct27989648"/></text:p>
          </table:table-cell>
          <table:table-cell table:style-name="Table43.B28" office:value-type="string">
            <text:p text:style-name="Standard"><text:change-start text:change-id="ct27090304"/>An attempt to upload firmware via LAN is failed due to communication error, checksum error, etc.<text:change-end text:change-id="ct27090304"/></text:p>
          </table:table-cell>
        </table:table-row>
        <text:soft-page-break/>
        <table:table-row>
          <table:table-cell table:style-name="Table43.A29" office:value-type="string">
            <text:p text:style-name="P12"><text:change-start text:change-id="ct27986464"/>400,"Cannot load empty profile"<text:change-end text:change-id="ct27986464"/></text:p>
          </table:table-cell>
          <table:table-cell table:style-name="Table43.B29" office:value-type="string">
            <text:p text:style-name="P6"><text:change-start text:change-id="ct27996752"/>An attempt to recall empty or erased user profile with *RCL command.<text:change-end text:change-id="ct27996752"/></text:p>
          </table:table-cell>
        </table:table-row>
        <table:table-row>
          <table:table-cell table:style-name="Table43.A30" office:value-type="string">
            <text:p text:style-name="P13"><text:change-start text:change-id="ct28000624"/>500,<text:span text:style-name="T12">"</text:span>Down-programmer <text:span text:style-name="T14">on CH1 </text:span>switched off<text:span text:style-name="T12">"</text:span><text:change-end text:change-id="ct28000624"/></text:p>
          </table:table-cell>
          <table:table-cell table:style-name="Table43.B30" office:value-type="string">
            <text:p text:style-name="P8"><text:change-start text:change-id="ct28003248"/>Down programmer is switched off <text:change-end text:change-id="ct28003248"/><text:change-start text:change-id="ct28003824"/>because negative output power (<text:span text:style-name="backtick">DP_NEG_LEV</text:span>) is measured <text:span text:style-name="T15">on CH1 that</text:span> last<text:span text:style-name="T15">s</text:span> more then <text:change-end text:change-id="ct28003824"/><text:change-start text:change-id="ct28004608"/><text:span text:style-name="backtick">DP_NEG_DELAY</text:span> <text:change-end text:change-id="ct28004608"/><text:change-start text:change-id="ct28004832"/>seconds.<text:change-end text:change-id="ct28004832"/></text:p>
          </table:table-cell>
        </table:table-row>
        <table:table-row>
          <table:table-cell table:style-name="Table43.A31" office:value-type="string">
            <text:p text:style-name="P13"><text:change-start text:change-id="ct28007936"/>50<text:span text:style-name="T15">1</text:span>,<text:span text:style-name="T12">"</text:span>Down-programmer <text:span text:style-name="T14">on CH2 </text:span>switched off<text:span text:style-name="T12">"</text:span><text:change-end text:change-id="ct28007936"/></text:p>
          </table:table-cell>
          <table:table-cell table:style-name="Table43.B31" office:value-type="string">
            <text:p text:style-name="P8"><text:change-start text:change-id="ct28010256"/>Down programmer is switched off because negative output power (<text:span text:style-name="backtick">DP_NEG_LEV</text:span>) is measured <text:span text:style-name="T15">on CH2 that</text:span> last<text:span text:style-name="T15">s</text:span> more then <text:span text:style-name="backtick">DP_NEG_DELAY</text:span> seconds.<text:change-end text:change-id="ct28010256"/></text:p>
          </table:table-cell>
        </table:table-row>
        <table:table-row>
          <table:table-cell table:style-name="Table43.A32" office:value-type="string">
            <text:p text:style-name="P11"><text:change-start text:change-id="ct27998912"/>615,"External EEPROM save failed"<text:change-end text:change-id="ct27998912"/></text:p>
          </table:table-cell>
          <table:table-cell table:style-name="Table43.B32" office:value-type="string">
            <text:p text:style-name="P7"><text:change-start text:change-id="ct28013008"/>If <text:span text:style-name="T9">non-volatile memory (an </text:span>external EEPROM<text:span text:style-name="T9">)</text:span> is not installed, <text:span text:style-name="T8">damaged or not responsive</text:span> and <text:change-end text:change-id="ct28013008"/><text:change-start text:change-id="ct28017008"/><text:span text:style-name="backtick">OPTION_EXT_EEPROM</text:span> is set to <text:span text:style-name="T7">1</text:span> (<text:span text:style-name="backtick">conf.h</text:span>) <text:span text:style-name="T9">this error will occured</text:span><text:change-end text:change-id="ct28017008"/><text:change-start text:change-id="ct28017264"/>.<text:change-end text:change-id="ct28017264"/></text:p>
          </table:table-cell>
        </table:table-row>
      </table:table>
      <text:list xml:id="list123412179828007" text:continue-numbering="true" text:style-name="Outline">
        <text:list-item>
          <text:list>
            <text:list-item>
              <text:list>
                <text:list-item>
                  <text:h text:style-name="Heading_20_3" text:outline-level="3"><text:bookmark text:name="self-test_err_msg"/><text:bookmark-start text:name="__RefHeading__10051_1925441995"/>Self-Test Error Messages<text:bookmark-end text:name="__RefHeading__10051_1925441995"/></text:h>
                </text:list-item>
              </text:list>
            </text:list-item>
          </text:list>
        </text:list-item>
      </text:list>
      <text:p text:style-name="Standard">During power-up the PSU will start self-test sequence when communication with all SPI devices that is marked as installed will be established. Scope of self-test depends of device capability and it could vary from simple reading device registers and waiting for expecting response to more complex operation such as set DAC registers and read back set values using ADC (if ADC test passed). Every test failure will be announced by error beep, and one error message per failed test will be inserted into error queue. That also cause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3">"</text:span></text:p>
          </table:table-cell>
          <table:table-cell table:style-name="Table44.A2" office:value-type="string">
            <text:p text:style-name="P4">Communication with Channel 1 I/O expander is not possible. I/O expander is not functional or SPI 10-pin ribbon cable is not connected.</text:p>
          </table:table-cell>
        </table:table-row>
        <table:table-row>
          <table:table-cell table:style-name="Table44.A3" office:value-type="string">
            <text:p text:style-name="cmd_5f_code">211,"CH2 IOEXP test failed<text:span text:style-name="T3">"</text:span></text:p>
          </table:table-cell>
          <table:table-cell table:style-name="Table44.A3" office:value-type="string">
            <text:p text:style-name="P4">Communication with Channel 2 I/O expander is not possible. I/O expander is not functional or SPI 10-pin ribbon cable is not connected.</text:p>
          </table:table-cell>
        </table:table-row>
        <table:table-row>
          <table:table-cell table:style-name="Table44.A2" office:value-type="string">
            <text:p text:style-name="cmd_5f_code">220,"CH1 ADC test failed<text:span text:style-name="T3">"</text:span></text:p>
          </table:table-cell>
          <table:table-cell table:style-name="Table44.A2" office:value-type="string">
            <text:p text:style-name="P4">Communication with Channel 1 ADC is not possible. Values written into various registers are not equal to the returned values or SPI 10-pin ribbon cable is not connected.</text:p>
          </table:table-cell>
        </table:table-row>
        <table:table-row>
          <table:table-cell table:style-name="Table44.A3" office:value-type="string">
            <text:p text:style-name="cmd_5f_code">221,"CH2 ADC test failed<text:span text:style-name="T3">"</text:span></text:p>
          </table:table-cell>
          <table:table-cell table:style-name="Table44.A3" office:value-type="string">
            <text:p text:style-name="P4">Communication with Channel 2 ADC is not possible. Values written into various registers are not equal to the returned values or SPI 10-pin ribbon cable is not connected.</text:p>
          </table:table-cell>
        </table:table-row>
        <table:table-row>
          <table:table-cell table:style-name="Table44.A2" office:value-type="string">
            <text:p text:style-name="cmd_5f_code">230,"CH1 DAC test failed<text:span text:style-name="T3">"</text:span></text:p>
          </table:table-cell>
          <table:table-cell table:style-name="Table44.A2" office:value-type="string">
            <text:p text:style-name="Standard">Channel 1 DAC is not functional, communication is failed or difference between set and acquired DAC output value is too high when CPU sends a test voltage data to the DAC and converts the DAC output to digital data (using ADC I_SET input).</text:p>
          </table:table-cell>
        </table:table-row>
        <table:table-row>
          <table:table-cell table:style-name="Table44.A3" office:value-type="string">
            <text:p text:style-name="cmd_5f_code">231,"CH2 DAC test failed<text:span text:style-name="T3">"</text:span></text:p>
          </table:table-cell>
          <table:table-cell table:style-name="Table44.A3" office:value-type="string">
            <text:p text:style-name="Standard">Channel 2 DAC is not functional, communication is failed or difference between set and acquired DAC output value is too high when CPU sends a test voltage data to the DAC and converts the DAC output to digital data (using ADC I_SET input).</text:p>
          </table:table-cell>
        </table:table-row>
        <table:table-row>
          <table:table-cell table:style-name="Table44.A2" office:value-type="string">
            <text:p text:style-name="cmd_5f_code">240,"External EEPROM test failed<text:span text:style-name="T3">"</text:span></text:p>
          </table:table-cell>
          <table:table-cell table:style-name="Table44.A2" office:value-type="string">
            <text:p text:style-name="P4">Non-volatile memory on the Arduino board checksum test failed.</text:p>
          </table:table-cell>
        </table:table-row>
        <table:table-row>
          <table:table-cell table:style-name="Table44.A3" office:value-type="string">
            <text:p text:style-name="cmd_5f_code">250,"RTC test failed<text:span text:style-name="T3">"</text:span></text:p>
          </table:table-cell>
          <table:table-cell table:style-name="Table44.A3" office:value-type="string">
            <text:p text:style-name="P4">RTC on the Arduino board is not present or date or time values are not valid or last datetime stored into non-volatile memory is greater then RTC datetime.</text:p>
          </table:table-cell>
        </table:table-row>
        <table:table-row>
          <table:table-cell table:style-name="Table44.A2" office:value-type="string">
            <text:p text:style-name="cmd_5f_code">260,"Ethernet test failed<text:span text:style-name="T3">"</text:span></text:p>
          </table:table-cell>
          <table:table-cell table:style-name="Table44.A2" office:value-type="string">
            <text:p text:style-name="P4">Ethernet controller on the Arduino Shield board test failed.</text:p>
          </table:table-cell>
        </table:table-row>
        <table:table-row>
          <table:table-cell table:style-name="Table44.A3" office:value-type="string">
            <text:p text:style-name="cmd_5f_code">630,"Fan test failed<text:span text:style-name="T3">"</text:span></text:p>
          </table:table-cell>
          <table:table-cell table:style-name="Table44.A3" office:value-type="string">
            <text:p text:style-name="P4">Measured fan speed during self-test procedure is not within expected range.</text:p>
          </table:table-cell>
        </table:table-row>
      </table:table>
      <text:p text:style-name="Standard"/>
      <text:p text:style-name="Standard">For example<text:change-start text:change-id="ct28068864"/>,<text:change-end text:change-id="ct28068864"/> if SPI-bus cable is incidentally not connected or wrongly wired on channel 1 two errors will be generated and placed into error queue what can be check using the following command sequence:</text:p>
      <text:p text:style-name="cmd_5f_code_20_Start"><text:soft-page-break/>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7. Error messages</dc:title>
    <meta:document-statistic meta:table-count="4" meta:image-count="0" meta:object-count="0" meta:page-count="6" meta:paragraph-count="193" meta:word-count="2134" meta:character-count="13466" meta:non-whitespace-character-count="11510"/>
    <meta:user-defined meta:name="WebPublish_HTML_Profile">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